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012900018692" calcext:value-type="float">
            <text:p>0,0129000187</text:p>
          </table:table-cell>
          <table:table-cell office:value-type="float" office:value="0.112316668034" calcext:value-type="float">
            <text:p>0,112316668</text:p>
          </table:table-cell>
          <table:table-cell office:value-type="float" office:value="0" calcext:value-type="float">
            <text:p>0</text:p>
          </table:table-cell>
          <table:table-cell office:value-type="float" office:value="0.00534900168578" calcext:value-type="float">
            <text:p>0,0053490017</text:p>
          </table:table-cell>
          <table:table-cell office:value-type="float" office:value="19.0333333333" calcext:value-type="float">
            <text:p>19,0333333333</text:p>
          </table:table-cell>
          <table:table-cell office:value-type="float" office:value="18.8333333333" calcext:value-type="float">
            <text:p>18,8333333333</text:p>
          </table:table-cell>
          <table:table-cell office:value-type="float" office:value="103.3225" calcext:value-type="float">
            <text:p>103,3225</text:p>
          </table:table-cell>
          <table:table-cell office:value-type="float" office:value="264.396833333" calcext:value-type="float">
            <text:p>264,396833333</text:p>
          </table:table-cell>
          <table:table-cell office:value-type="float" office:value="25.4481666667" calcext:value-type="float">
            <text:p>25,4481666667</text:p>
          </table:table-cell>
          <table:table-cell office:value-type="float" office:value="25.99925" calcext:value-type="float">
            <text:p>25,99925</text:p>
          </table:table-cell>
          <table:table-cell office:value-type="float" office:value="156.993258333" calcext:value-type="float">
            <text:p>156,993258333</text:p>
          </table:table-cell>
          <table:table-cell office:value-type="float" office:value="485.245055241" calcext:value-type="float">
            <text:p>485,24505524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0.10144999822" calcext:value-type="float">
            <text:p>0,1014499982</text:p>
          </table:table-cell>
          <table:table-cell office:value-type="float" office:value="1.28300000032" calcext:value-type="float">
            <text:p>1,2830000003</text:p>
          </table:table-cell>
          <table:table-cell office:value-type="float" office:value="0" calcext:value-type="float">
            <text:p>0</text:p>
          </table:table-cell>
          <table:table-cell office:value-type="float" office:value="0.0207251669963" calcext:value-type="float">
            <text:p>0,020725167</text:p>
          </table:table-cell>
          <table:table-cell office:value-type="float" office:value="38.2" calcext:value-type="float">
            <text:p>38,2</text:p>
          </table:table-cell>
          <table:table-cell office:value-type="float" office:value="38.3333333333" calcext:value-type="float">
            <text:p>38,3333333333</text:p>
          </table:table-cell>
          <table:table-cell office:value-type="float" office:value="349.344833333" calcext:value-type="float">
            <text:p>349,344833333</text:p>
          </table:table-cell>
          <table:table-cell office:value-type="float" office:value="1211.13883333" calcext:value-type="float">
            <text:p>1211,13883333</text:p>
          </table:table-cell>
          <table:table-cell office:value-type="float" office:value="52.5481666667" calcext:value-type="float">
            <text:p>52,5481666667</text:p>
          </table:table-cell>
          <table:table-cell office:value-type="float" office:value="53.3355833333" calcext:value-type="float">
            <text:p>53,3355833333</text:p>
          </table:table-cell>
          <table:table-cell office:value-type="float" office:value="537.0490325" calcext:value-type="float">
            <text:p>537,0490325</text:p>
          </table:table-cell>
          <table:table-cell office:value-type="float" office:value="2309.2628898" calcext:value-type="float">
            <text:p>2309,2628898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0.410433324178" calcext:value-type="float">
            <text:p>0,4104333242</text:p>
          </table:table-cell>
          <table:table-cell office:value-type="float" office:value="6.51726667086" calcext:value-type="float">
            <text:p>6,5172666709</text:p>
          </table:table-cell>
          <table:table-cell office:value-type="float" office:value="0" calcext:value-type="float">
            <text:p>0</text:p>
          </table:table-cell>
          <table:table-cell office:value-type="float" office:value="0.0466911674341" calcext:value-type="float">
            <text:p>0,0466911674</text:p>
          </table:table-cell>
          <table:table-cell office:value-type="float" office:value="56.5166666667" calcext:value-type="float">
            <text:p>56,5166666667</text:p>
          </table:table-cell>
          <table:table-cell office:value-type="float" office:value="56.5833333333" calcext:value-type="float">
            <text:p>56,5833333333</text:p>
          </table:table-cell>
          <table:table-cell office:value-type="float" office:value="711.593333333" calcext:value-type="float">
            <text:p>711,593333333</text:p>
          </table:table-cell>
          <table:table-cell office:value-type="float" office:value="2834.90466667" calcext:value-type="float">
            <text:p>2834,90466667</text:p>
          </table:table-cell>
          <table:table-cell office:value-type="float" office:value="77.3520833333" calcext:value-type="float">
            <text:p>77,3520833333</text:p>
          </table:table-cell>
          <table:table-cell office:value-type="float" office:value="78.5013333333" calcext:value-type="float">
            <text:p>78,5013333333</text:p>
          </table:table-cell>
          <table:table-cell office:value-type="float" office:value="1098.74216833" calcext:value-type="float">
            <text:p>1098,74216833</text:p>
          </table:table-cell>
          <table:table-cell office:value-type="float" office:value="5459.32166755" calcext:value-type="float">
            <text:p>5459,3216675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40" calcext:value-type="float">
            <text:p>40</text:p>
          </table:table-cell>
          <table:table-cell office:value-type="float" office:value="1.24723332723" calcext:value-type="float">
            <text:p>1,2472333272</text:p>
          </table:table-cell>
          <table:table-cell office:value-type="float" office:value="25.540716664" calcext:value-type="float">
            <text:p>25,540716664</text:p>
          </table:table-cell>
          <table:table-cell office:value-type="float" office:value="0" calcext:value-type="float">
            <text:p>0</text:p>
          </table:table-cell>
          <table:table-cell office:value-type="float" office:value="0.092336498936" calcext:value-type="float">
            <text:p>0,0923364989</text:p>
          </table:table-cell>
          <table:table-cell office:value-type="float" office:value="74.1833333333" calcext:value-type="float">
            <text:p>74,1833333333</text:p>
          </table:table-cell>
          <table:table-cell office:value-type="float" office:value="74.2" calcext:value-type="float">
            <text:p>74,2</text:p>
          </table:table-cell>
          <table:table-cell office:value-type="float" office:value="1090.78033333" calcext:value-type="float">
            <text:p>1090,78033333</text:p>
          </table:table-cell>
          <table:table-cell office:value-type="float" office:value="4798.90166667" calcext:value-type="float">
            <text:p>4798,90166667</text:p>
          </table:table-cell>
          <table:table-cell office:value-type="float" office:value="99.6685833333" calcext:value-type="float">
            <text:p>99,6685833333</text:p>
          </table:table-cell>
          <table:table-cell office:value-type="float" office:value="101.278166667" calcext:value-type="float">
            <text:p>101,278166667</text:p>
          </table:table-cell>
          <table:table-cell office:value-type="float" office:value="1686.14655417" calcext:value-type="float">
            <text:p>1686,14655417</text:p>
          </table:table-cell>
          <table:table-cell office:value-type="float" office:value="9336.67595123" calcext:value-type="float">
            <text:p>9336,6759512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2.86005000671" calcext:value-type="float">
            <text:p>2,8600500067</text:p>
          </table:table-cell>
          <table:table-cell office:value-type="float" office:value="72.6541833481" calcext:value-type="float">
            <text:p>72,6541833481</text:p>
          </table:table-cell>
          <table:table-cell office:value-type="float" office:value="0" calcext:value-type="float">
            <text:p>0</text:p>
          </table:table-cell>
          <table:table-cell office:value-type="float" office:value="0.125763832927" calcext:value-type="float">
            <text:p>0,1257638329</text:p>
          </table:table-cell>
          <table:table-cell office:value-type="float" office:value="93.7333333333" calcext:value-type="float">
            <text:p>93,7333333333</text:p>
          </table:table-cell>
          <table:table-cell office:value-type="float" office:value="94.1333333333" calcext:value-type="float">
            <text:p>94,1333333333</text:p>
          </table:table-cell>
          <table:table-cell office:value-type="float" office:value="1641.94183333" calcext:value-type="float">
            <text:p>1641,94183333</text:p>
          </table:table-cell>
          <table:table-cell office:value-type="float" office:value="8146.9345" calcext:value-type="float">
            <text:p>8146,9345</text:p>
          </table:table-cell>
          <table:table-cell office:value-type="float" office:value="127.080083333" calcext:value-type="float">
            <text:p>127,080083333</text:p>
          </table:table-cell>
          <table:table-cell office:value-type="float" office:value="129.11675" calcext:value-type="float">
            <text:p>129,11675</text:p>
          </table:table-cell>
          <table:table-cell office:value-type="float" office:value="2540.75104917" calcext:value-type="float">
            <text:p>2540,75104917</text:p>
          </table:table-cell>
          <table:table-cell office:value-type="float" office:value="15794.5391214" calcext:value-type="float">
            <text:p>15794,5391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17:40:06.9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7:41:47.673000000</dc:date>
    <meta:generator>LibreOffice/4.2.6.3$Windows_x86 LibreOffice_project/3fd416d4c6db7d3204c17ce57a1d70f6e531ee21</meta:generator>
    <meta:editing-duration>PT58S</meta:editing-duration>
    <meta:editing-cycles>3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2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4481666667">
                <text:p>25.4481666667</text:p>
                <draw:g>
                  <svg:desc>Sheet1.M2:Sheet1.M6</svg:desc>
                </draw:g>
              </table:table-cell>
              <table:table-cell office:value-type="float" office:value="25.99925">
                <text:p>25.99925</text:p>
                <draw:g>
                  <svg:desc>Sheet1.N2:Sheet1.N6</svg:desc>
                </draw:g>
              </table:table-cell>
              <table:table-cell office:value-type="float" office:value="156.993258333">
                <text:p>156.993258333</text:p>
                <draw:g>
                  <svg:desc>Sheet1.O2:Sheet1.O6</svg:desc>
                </draw:g>
              </table:table-cell>
              <table:table-cell office:value-type="float" office:value="485.245055241">
                <text:p>485.245055241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2.5481666667">
                <text:p>52.5481666667</text:p>
              </table:table-cell>
              <table:table-cell office:value-type="float" office:value="53.3355833333">
                <text:p>53.3355833333</text:p>
              </table:table-cell>
              <table:table-cell office:value-type="float" office:value="537.0490325">
                <text:p>537.0490325</text:p>
              </table:table-cell>
              <table:table-cell office:value-type="float" office:value="2309.2628898">
                <text:p>2309.2628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3520833333">
                <text:p>77.3520833333</text:p>
              </table:table-cell>
              <table:table-cell office:value-type="float" office:value="78.5013333333">
                <text:p>78.5013333333</text:p>
              </table:table-cell>
              <table:table-cell office:value-type="float" office:value="1098.74216833">
                <text:p>1098.74216833</text:p>
              </table:table-cell>
              <table:table-cell office:value-type="float" office:value="5459.32166755">
                <text:p>5459.32166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9.6685833333">
                <text:p>99.6685833333</text:p>
              </table:table-cell>
              <table:table-cell office:value-type="float" office:value="101.278166667">
                <text:p>101.278166667</text:p>
              </table:table-cell>
              <table:table-cell office:value-type="float" office:value="1686.14655417">
                <text:p>1686.14655417</text:p>
              </table:table-cell>
              <table:table-cell office:value-type="float" office:value="9336.67595123">
                <text:p>9336.67595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7.080083333">
                <text:p>127.080083333</text:p>
              </table:table-cell>
              <table:table-cell office:value-type="float" office:value="129.11675">
                <text:p>129.11675</text:p>
              </table:table-cell>
              <table:table-cell office:value-type="float" office:value="2540.75104917">
                <text:p>2540.75104917</text:p>
              </table:table-cell>
              <table:table-cell office:value-type="float" office:value="15794.5391214">
                <text:p>15794.5391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2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8cm" svg:width="10.275cm" svg:height="4.674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4481666667">
                <text:p>25.4481666667</text:p>
                <draw:g>
                  <svg:desc>Sheet1.M2:Sheet1.M6</svg:desc>
                </draw:g>
              </table:table-cell>
              <table:table-cell office:value-type="float" office:value="25.99925">
                <text:p>25.99925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2.5481666667">
                <text:p>52.5481666667</text:p>
              </table:table-cell>
              <table:table-cell office:value-type="float" office:value="53.3355833333">
                <text:p>53.33558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7.3520833333">
                <text:p>77.3520833333</text:p>
              </table:table-cell>
              <table:table-cell office:value-type="float" office:value="78.5013333333">
                <text:p>78.501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9.6685833333">
                <text:p>99.6685833333</text:p>
              </table:table-cell>
              <table:table-cell office:value-type="float" office:value="101.278166667">
                <text:p>101.2781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7.080083333">
                <text:p>127.080083333</text:p>
              </table:table-cell>
              <table:table-cell office:value-type="float" office:value="129.11675">
                <text:p>129.11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